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8cf88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8cf88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8cf88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8cf88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8cf88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8cf88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8cf88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8cf88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8cf88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8cf88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8cf88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8cf88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8cf88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8cf88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8cf88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8cf88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8cf88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Samuel Ibrahim Rondòn Hernàndez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4/10/2012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215054773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6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Randolph Francisco Rondon Campel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4627463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42.461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2" meta:paragraph-count="15" meta:word-count="177" meta:character-count="1178" meta:non-whitespace-character-count="1010"/>
    <meta:template xlink:type="simple" xlink:actuate="onRequest" xlink:title="Normal" xlink:href=""/>
  </office:meta>
</office:document-meta>
</file>